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Consolas1" svg:font-family="Consolas, 'courier new'"/>
    <style:font-face style:name="Lucida Sans1" svg:font-family="'Lucida Sans'" style:font-family-generic="swiss"/>
    <style:font-face style:name="Harlow Solid Italic" svg:font-family="'Harlow Solid Italic'" style:font-family-generic="decorative" style:font-pitch="variable"/>
    <style:font-face style:name="Bodoni MT" svg:font-family="'Bodoni MT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Harlow Solid Italic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2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Bodoni MT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style:text-position="super 58%" style:font-name="Bahnschrift SemiLight SemiConde" fo:font-size="18pt" style:text-underline-style="none" fo:font-weight="normal" style:font-size-asian="18pt" style:font-weight-asian="normal" style:font-size-complex="18pt" style:font-weight-complex="normal"/>
    </style:style>
    <style:style style:name="P6" style:family="paragraph" style:parent-style-name="Text_20_body">
      <style:text-properties style:text-position="super 58%" style:font-name="Bahnschrift SemiLight SemiConde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text-position="super 58%" style:font-name="Bahnschrift SemiLight SemiConde"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P8" style:family="paragraph" style:parent-style-name="Text_20_body">
      <style:text-properties style:text-position="super 58%" style:font-name="Bahnschrift SemiLight SemiConde"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9" style:family="paragraph" style:parent-style-name="Text_20_body">
      <style:text-properties style:text-position="super 58%" style:font-name="Bahnschrift SemiLight SemiCond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0" style:family="paragraph" style:parent-style-name="Text_20_body">
      <style:text-properties style:text-position="super 58%" style:font-name="Tahoma" fo:font-size="20pt" style:text-underline-style="none" fo:font-weight="normal" style:font-size-asian="20pt" style:font-weight-asian="normal" style:font-size-complex="20pt" style:font-weight-complex="normal"/>
    </style:style>
    <style:style style:name="P11" style:family="paragraph" style:parent-style-name="Text_20_body">
      <style:text-properties style:text-position="super 58%" style:font-name="Tahoma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P13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14" style:family="paragraph" style:parent-style-name="Standard">
      <style:paragraph-properties fo:text-align="start" style:justify-single-word="false"/>
      <style:text-properties fo:color="#d4d4d4" style:font-name="Bahnschrift SemiLight SemiConde" fo:font-size="18pt" fo:font-weight="normal" fo:background-color="#1e1e1e" style:font-size-asian="18pt" style:font-size-complex="18pt"/>
    </style:style>
    <style:style style:name="P15" style:family="paragraph" style:parent-style-name="Standard">
      <style:text-properties fo:color="#d4d4d4" style:text-position="super 58%" style:font-name="Consolas" fo:font-size="10.5pt" style:text-underline-style="solid" style:text-underline-width="auto" style:text-underline-color="font-color" fo:font-weight="normal" fo:background-color="#1e1e1e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 fo:padding="0.0291in" fo:border-left="none" fo:border-right="none" fo:border-top="none" fo:border-bottom="0.0008in solid #000000" style:join-border="false"/>
      <style:text-properties fo:color="#d4d4d4" style:font-name="Bahnschrift SemiLight SemiConde" fo:font-size="18pt" fo:font-weight="normal" fo:background-color="#1e1e1e" style:font-size-asian="18pt" style:font-size-complex="18pt"/>
    </style:style>
    <style:style style:name="T1" style:family="text">
      <style:text-properties style:font-name="Agency FB"/>
    </style:style>
    <style:style style:name="T2" style:family="text">
      <style:text-properties fo:color="#b5cea8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808080"/>
    </style:style>
    <style:style style:name="T6" style:family="text">
      <style:text-properties fo:color="#569cd6"/>
    </style:style>
    <style:style style:name="T7" style:family="text">
      <style:text-properties fo:color="#9cdcfe"/>
    </style:style>
    <style:style style:name="T8" style:family="text">
      <style:text-properties fo:color="#ce917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d7b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tra-Code : <text:span text:style-name="T1">{HTML/CSS}</text:span></text:p>
      <text:p text:style-name="P4"/>
      <text:p text:style-name="P12">Variation of Teal</text:p>
      <text:p text:style-name="P16">rgb(44 , 88, 88) </text:p>
      <text:p text:style-name="P14"/>
      <text:p text:style-name="P14"/>
      <text:p text:style-name="P14">PIC Code for Page Details section:</text:p>
      <text:p text:style-name="P3"><text:span text:style-name="T5">&lt;</text:span><text:span text:style-name="T6">img</text:span> <text:span text:style-name="T7">src</text:span>=<text:span text:style-name="T8">"C3Ls.Selfie.jpg"</text:span> <text:span text:style-name="T7">alt</text:span>=<text:span text:style-name="T8">"C3Ls"</text:span><text:span text:style-name="T5">&gt;</text:span></text:p>
      <text:p text:style-name="P2"><text:span text:style-name="T5">&lt;</text:span><text:span text:style-name="T6">br</text:span><text:span text:style-name="T5">&gt;</text:span></text:p>
      <text:p text:style-name="P2"><text:span text:style-name="T5">&lt;</text:span><text:span text:style-name="T6">img</text:span> <text:span text:style-name="T7">src</text:span>=<text:span text:style-name="T8">"Vae_Mom_.jpg"</text:span> <text:span text:style-name="T7">alt</text:span>=<text:span text:style-name="T8">"My Ladies"</text:span><text:span text:style-name="T5">&gt;</text:span></text:p>
      <text:p text:style-name="P2"><text:span text:style-name="T5">&lt;</text:span><text:span text:style-name="T6">br</text:span><text:span text:style-name="T5">&gt;</text:span></text:p>
      <text:p text:style-name="P2"><text:span text:style-name="T5">&lt;</text:span><text:span text:style-name="T6">img</text:span> <text:span text:style-name="T7">src</text:span>=<text:span text:style-name="T8">"C3Ls_Tony_.jpg"</text:span> <text:span text:style-name="T7">alt</text:span>=<text:span text:style-name="T8">"Me n Pops"</text:span><text:span text:style-name="T5">&gt;</text:span></text:p>
      <text:p text:style-name="P14"/>
      <text:p text:style-name="P14"/>
      <text:p text:style-name="P5">---------------------------------------------------------------------------------------------------</text:p>
      <text:p text:style-name="P10"/>
      <text:p text:style-name="P7">GRID CODE:</text:p>
      <text:p text:style-name="P5">.grid {</text:p>
      <text:p text:style-name="P5"><text:s text:c="2"/>display: grid;</text:p>
      <text:p text:style-name="P5"><text:s text:c="2"/>border: 2px rgb(44, 88, 88) solid;</text:p>
      <text:p text:style-name="P5"><text:s text:c="2"/>height: 200px;</text:p>
      <text:p text:style-name="P5"><text:s text:c="2"/>width: 200px;</text:p>
      <text:p text:style-name="P5"><text:s text:c="2"/>}</text:p>
      <text:p text:style-name="P5">.a {</text:p>
      <text:p text:style-name="P5"><text:s text:c="2"/>grid-row-start: 1;</text:p>
      <text:p text:style-name="P5"><text:s text:c="2"/>grid-row-end: 4;</text:p>
      <text:p text:style-name="P5"><text:s text:c="2"/>}</text:p>
      <text:p text:style-name="P5"><text:soft-page-break/>.box {</text:p>
      <text:p text:style-name="P5"><text:s text:c="2"/>background-color: rgba(89, 97, 167, 0.377);</text:p>
      <text:p text:style-name="P5"><text:s text:c="2"/>color: black;</text:p>
      <text:p text:style-name="P5"><text:s text:c="2"/>border-radius: 5px;</text:p>
      <text:p text:style-name="P5"><text:s text:c="2"/>border: 2px rgb(96, 118, 216) solid;</text:p>
      <text:p text:style-name="P5">}</text:p>
      <text:p text:style-name="P5">----------------------------------------------------------------------------------------------------------</text:p>
      <text:p text:style-name="P6">HTML_Button group:</text:p>
      <text:p text:style-name="P5">&lt;div class="btn-group"&gt;</text:p>
      <text:p text:style-name="P5"><text:s text:c="2"/>&lt;button&gt;Apple&lt;/button&gt;</text:p>
      <text:p text:style-name="P5"><text:s text:c="2"/>&lt;button&gt;Samsung&lt;/button&gt;</text:p>
      <text:p text:style-name="P5"><text:s text:c="2"/>&lt;button&gt;Sony&lt;/button&gt;</text:p>
      <text:p text:style-name="P5">&lt;/div&gt;</text:p>
      <text:p text:style-name="P6">CSS_Button_Group:</text:p>
      <text:p text:style-name="P6">.<text:span text:style-name="T4">btn-group button {</text:span></text:p>
      <text:p text:style-name="P5"><text:s text:c="2"/>background-color: #4CAF50; /* Green background */</text:p>
      <text:p text:style-name="P5"><text:s text:c="2"/>border: 1px solid green; /* Green border */</text:p>
      <text:p text:style-name="P5"><text:s text:c="2"/>color: white; /* White text */</text:p>
      <text:p text:style-name="P5"><text:s text:c="2"/>padding: 10px 24px; /* Some padding */</text:p>
      <text:p text:style-name="P5"><text:s text:c="2"/>cursor: pointer; /* Pointer/hand icon */</text:p>
      <text:p text:style-name="P5"><text:s text:c="2"/>float: left; /* Float the buttons side by side */</text:p>
      <text:p text:style-name="P5">}</text:p>
      <text:p text:style-name="P5">.btn-group button:not(:last-child) {</text:p>
      <text:p text:style-name="P5"><text:s text:c="2"/>border-right: none; /* Prevent double borders */</text:p>
      <text:p text:style-name="P5"><text:soft-page-break/>}</text:p>
      <text:p text:style-name="P5">/* Clear floats (clearfix hack) */</text:p>
      <text:p text:style-name="P5">.btn-group:after {</text:p>
      <text:p text:style-name="P5"><text:s text:c="2"/>content: "";</text:p>
      <text:p text:style-name="P5"><text:s text:c="2"/>clear: both;</text:p>
      <text:p text:style-name="P5"><text:s text:c="2"/>display: table;</text:p>
      <text:p text:style-name="P5">}</text:p>
      <text:p text:style-name="P5">/* Add a background color on hover */</text:p>
      <text:p text:style-name="P5">.btn-group button:hover {</text:p>
      <text:p text:style-name="P5"><text:s text:c="2"/>background-color: #3e8e41;</text:p>
      <text:p text:style-name="P5">}</text:p>
      <text:p text:style-name="P9"><text:span text:style-name="T3">---------------------------------------------------------------------------------------------------------------------------</text:span></text:p>
      <text:p text:style-name="P8">c3ls section:html&amp;css</text:p>
      <text:p text:style-name="P15"><text:span text:style-name="T5">&lt;</text:span><text:span text:style-name="T6">div</text:span> <text:span text:style-name="T7">class</text:span>=<text:span text:style-name="T8">"C3Ls"</text:span><text:span text:style-name="T5">&gt;</text:span></text:p>
      <text:p text:style-name="P2"><text:span text:style-name="T5">&lt;/</text:span><text:span text:style-name="T6">div</text:span><text:span text:style-name="T5">&gt;</text:span></text:p>
      <text:p text:style-name="P9"/>
      <text:p text:style-name="P9"/>
      <text:p text:style-name="P15"><text:span text:style-name="T10">.c3ls</text:span> {</text:p>
      <text:p text:style-name="P2"><text:span text:style-name="T7">display</text:span>: <text:span text:style-name="T8">inline-block</text:span>;</text:p>
      <text:p text:style-name="P2"><text:span text:style-name="T7">padding</text:span>: <text:span text:style-name="T2">10px</text:span>;</text:p>
      <text:p text:style-name="P2"><text:span text:style-name="T7">margin-top</text:span>: <text:span text:style-name="T2">800px</text:span>;</text:p>
      <text:p text:style-name="P2"><text:span text:style-name="T7">margin-left</text:span>: <text:span text:style-name="T2">20px</text:span>;</text:p>
      <text:p text:style-name="P2"><text:span text:style-name="T7">color</text:span>: <text:span text:style-name="T8">#000</text:span>;</text:p>
      <text:p text:style-name="P2"><text:span text:style-name="T7">background-color</text:span>: <text:span text:style-name="T8">grey</text:span>;</text:p>
      <text:p text:style-name="P2"><text:span text:style-name="T7">width</text:span>: <text:span text:style-name="T2">200px</text:span>;</text:p>
      <text:p text:style-name="P2"><text:span text:style-name="T7">Height</text:span>: <text:span text:style-name="T2">200px</text:span>;</text:p>
      <text:p text:style-name="P2"><text:span text:style-name="T7">border-width</text:span>: <text:span text:style-name="T2">4px</text:span>;</text:p>
      <text:p text:style-name="P2"><text:span text:style-name="T7">border-color</text:span>: <text:span text:style-name="T8">teal</text:span>;</text:p>
      <text:p text:style-name="P2"><text:span text:style-name="T7">border-style</text:span>: <text:span text:style-name="T8">ridge</text:span>;</text:p>
      <text:p text:style-name="P2"><text:span text:style-name="T7">border-radius</text:span>: <text:span text:style-name="T2">15px</text:span>;</text:p>
      <text:p text:style-name="P2"><text:span text:style-name="T7">opacity</text:span>: <text:span text:style-name="T2">0.9</text:span>;</text:p>
      <text:p text:style-name="P2">}</text:p>
      <text:p text:style-name="P11"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Consolas1" svg:font-family="Consolas, 'courier new'"/>
    <style:font-face style:name="Lucida Sans1" svg:font-family="'Lucida Sans'" style:font-family-generic="swiss"/>
    <style:font-face style:name="Harlow Solid Italic" svg:font-family="'Harlow Solid Italic'" style:font-family-generic="decorative" style:font-pitch="variable"/>
    <style:font-face style:name="Bodoni MT" svg:font-family="'Bodoni MT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Bahnschrift SemiLight SemiConde" svg:font-family="'Bahnschrift SemiLight SemiConde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Lovell</meta:initial-creator>
    <meta:creation-date>2019-07-19T01:05:51.17</meta:creation-date>
    <dc:date>2019-07-20T00:05:30.21</dc:date>
    <dc:creator>Christopher Lovell</dc:creator>
    <meta:editing-duration>PT25M49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4" meta:paragraph-count="75" meta:word-count="205" meta:character-count="1792"/>
  </office:meta>
</office:document-meta>
</file>